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Source Sans Pro1"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000000" style:font-name="Source Sans Pro1" fo:font-size="13.5pt" fo:letter-spacing="normal" fo:font-style="normal"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font-variant="normal" fo:text-transform="none" fo:color="#000000" style:font-name="Source Sans Pro1" fo:font-size="13.5pt" fo:letter-spacing="normal" fo:font-style="normal"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bold" style:font-weight-asian="bold" style:font-weight-complex="bold"/>
    </style:style>
    <style:style style:name="P4" style:family="paragraph" style:parent-style-name="Standard">
      <style:text-properties fo:color="#000000" fo:font-weight="bold" style:font-weight-asian="bold" style:font-weight-complex="bold"/>
    </style:style>
    <style:style style:name="P5" style:family="paragraph" style:parent-style-name="Standard">
      <style:text-properties fo:color="#000000" fo:font-weight="bold" officeooo:rsid="000f131c" officeooo:paragraph-rsid="0025152d" style:font-weight-asian="bold" style:font-weight-complex="bold"/>
    </style:style>
    <style:style style:name="P6" style:family="paragraph" style:parent-style-name="Standard">
      <style:paragraph-properties fo:line-height="100%"/>
      <style:text-properties fo:color="#000000" fo:font-weight="bold" officeooo:rsid="000f131c" officeooo:paragraph-rsid="0025152d" style:font-weight-asian="bold" style:font-weight-complex="bold"/>
    </style:style>
    <style:style style:name="P7" style:family="paragraph" style:parent-style-name="Standard">
      <style:text-properties fo:color="#000000" fo:font-weight="bold" officeooo:rsid="001085be" officeooo:paragraph-rsid="0025152d" style:font-weight-asian="bold" style:font-weight-complex="bold"/>
    </style:style>
    <style:style style:name="P8" style:family="paragraph" style:parent-style-name="Standard">
      <style:paragraph-properties fo:text-align="center" style:justify-single-word="false"/>
      <style:text-properties fo:color="#000000" fo:font-weight="bold" officeooo:paragraph-rsid="003ef001" style:font-weight-asian="bold" style:font-weight-complex="bold"/>
    </style:style>
    <style:style style:name="P9" style:family="paragraph" style:parent-style-name="Standard">
      <style:text-properties fo:color="#000000" officeooo:rsid="000f131c" officeooo:paragraph-rsid="0025152d"/>
    </style:style>
    <style:style style:name="P10" style:family="paragraph" style:parent-style-name="Standard" style:list-style-name="L11">
      <style:text-properties fo:color="#000000" officeooo:rsid="000f131c" officeooo:paragraph-rsid="0025152d"/>
    </style:style>
    <style:style style:name="P11" style:family="paragraph" style:parent-style-name="Standard" style:list-style-name="L12">
      <style:text-properties fo:color="#000000" officeooo:rsid="000f131c" officeooo:paragraph-rsid="0025152d"/>
    </style:style>
    <style:style style:name="P12" style:family="paragraph" style:parent-style-name="Standard">
      <style:text-properties fo:color="#000000" officeooo:rsid="001085be" officeooo:paragraph-rsid="0025152d"/>
    </style:style>
    <style:style style:name="P13" style:family="paragraph" style:parent-style-name="Standard" style:list-style-name="L13">
      <style:text-properties fo:color="#000000" officeooo:rsid="001085be" officeooo:paragraph-rsid="0025152d"/>
    </style:style>
    <style:style style:name="P14" style:family="paragraph" style:parent-style-name="Standard" style:list-style-name="L14">
      <style:text-properties fo:color="#000000" officeooo:rsid="001085be" officeooo:paragraph-rsid="00282b41"/>
    </style:style>
    <style:style style:name="P15" style:family="paragraph" style:parent-style-name="Standard" style:list-style-name="L15">
      <style:text-properties fo:color="#000000" officeooo:rsid="001085be" officeooo:paragraph-rsid="0025152d"/>
    </style:style>
    <style:style style:name="P16" style:family="paragraph" style:parent-style-name="Standard" style:list-style-name="L16">
      <style:text-properties officeooo:paragraph-rsid="0025152d"/>
    </style:style>
    <style:style style:name="P17" style:family="paragraph" style:parent-style-name="Standard">
      <style:paragraph-properties fo:margin-top="0.101cm" fo:margin-bottom="0.101cm" loext:contextual-spacing="false"/>
      <style:text-properties fo:color="#000000" officeooo:rsid="001085be" officeooo:paragraph-rsid="0025152d"/>
    </style:style>
    <style:style style:name="P18" style:family="paragraph" style:parent-style-name="Standard">
      <style:paragraph-properties fo:margin-top="0.101cm" fo:margin-bottom="0.101cm" loext:contextual-spacing="false"/>
      <style:text-properties fo:color="#000000" fo:font-weight="bold" officeooo:rsid="001085be" officeooo:paragraph-rsid="0025152d" style:font-weight-asian="bold" style:font-weight-complex="bold"/>
    </style:style>
    <style:style style:name="P1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style:font-weight-asian="bold" style:font-weight-complex="bold"/>
    </style:style>
    <style:style style:name="P20"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style:font-weight-asian="bold" style:font-weight-complex="bold"/>
    </style:style>
    <style:style style:name="P2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paragraph-rsid="001ba6b7" style:font-weight-asian="bold" style:font-weight-complex="bold"/>
    </style:style>
    <style:style style:name="P22"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1c36b4" officeooo:paragraph-rsid="001c36b4" style:font-weight-asian="bold" style:font-weight-complex="bold"/>
    </style:style>
    <style:style style:name="P23"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1eadf8" officeooo:paragraph-rsid="001eadf8" style:font-weight-asian="bold" style:font-weight-complex="bold"/>
    </style:style>
    <style:style style:name="P24"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20284b" officeooo:paragraph-rsid="0020284b" style:font-weight-asian="bold" style:font-weight-complex="bold"/>
    </style:style>
    <style:style style:name="P25"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2227fb" officeooo:paragraph-rsid="002227fb" style:font-weight-asian="bold" style:font-weight-complex="bold"/>
    </style:style>
    <style:style style:name="P26"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2ee71c" officeooo:paragraph-rsid="002ee71c" style:font-weight-asian="bold" style:font-weight-complex="bold"/>
    </style:style>
    <style:style style:name="P27"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342746" officeooo:paragraph-rsid="00342746" style:font-weight-asian="bold" style:font-weight-complex="bold"/>
    </style:style>
    <style:style style:name="P28"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365e2c" officeooo:paragraph-rsid="00365e2c" style:font-weight-asian="bold" style:font-weight-complex="bold"/>
    </style:style>
    <style:style style:name="P29"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3838bd" officeooo:paragraph-rsid="003838bd" style:font-weight-asian="bold" style:font-weight-complex="bold"/>
    </style:style>
    <style:style style:name="P30"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3838bd" officeooo:paragraph-rsid="0038ea7d" style:font-weight-asian="bold" style:font-weight-complex="bold"/>
    </style:style>
    <style:style style:name="P31"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3c3ae2" officeooo:paragraph-rsid="003c3ae2" style:font-weight-asian="bold" style:font-weight-complex="bold"/>
    </style:style>
    <style:style style:name="P32"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bold" officeooo:rsid="003dfed6" officeooo:paragraph-rsid="003dfed6" style:font-weight-asian="bold" style:font-weight-complex="bold"/>
    </style:style>
    <style:style style:name="P33"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7264e" officeooo:paragraph-rsid="001ba6b7" style:font-weight-asian="normal" style:font-weight-complex="normal"/>
    </style:style>
    <style:style style:name="P34" style:family="paragraph" style:parent-style-name="Text_20_body"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7264e" officeooo:paragraph-rsid="001ba6b7" style:font-weight-asian="normal" style:font-weight-complex="normal"/>
    </style:style>
    <style:style style:name="P35"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8b82e" officeooo:paragraph-rsid="001ba6b7" style:font-weight-asian="normal" style:font-weight-complex="normal"/>
    </style:style>
    <style:style style:name="P36"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a2213" officeooo:paragraph-rsid="001ba6b7" style:font-weight-asian="normal" style:font-weight-complex="normal"/>
    </style:style>
    <style:style style:name="P37" style:family="paragraph" style:parent-style-name="Text_20_body"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a2213" officeooo:paragraph-rsid="001ba6b7" style:font-weight-asian="normal" style:font-weight-complex="normal"/>
    </style:style>
    <style:style style:name="P38"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c36b4" officeooo:paragraph-rsid="001c36b4" style:font-weight-asian="normal" style:font-weight-complex="normal"/>
    </style:style>
    <style:style style:name="P3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c36b4" officeooo:paragraph-rsid="001c36b4" style:font-weight-asian="normal" style:font-weight-complex="normal"/>
    </style:style>
    <style:style style:name="P40"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eadf8" officeooo:paragraph-rsid="001eadf8" style:font-weight-asian="normal" style:font-weight-complex="normal"/>
    </style:style>
    <style:style style:name="P41"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eadf8" officeooo:paragraph-rsid="001eadf8" style:font-weight-asian="normal" style:font-weight-complex="normal"/>
    </style:style>
    <style:style style:name="P42"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21bc9" officeooo:paragraph-rsid="00221bc9" style:font-weight-asian="normal" style:font-weight-complex="normal"/>
    </style:style>
    <style:style style:name="P43" style:family="paragraph" style:parent-style-name="Text_20_body" style:list-style-name="L10">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21bc9" officeooo:paragraph-rsid="00221bc9" style:font-weight-asian="normal" style:font-weight-complex="normal"/>
    </style:style>
    <style:style style:name="P44" style:family="paragraph" style:parent-style-name="Text_20_body" style:list-style-name="L10">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0284b" officeooo:paragraph-rsid="0020284b" style:font-weight-asian="normal" style:font-weight-complex="normal"/>
    </style:style>
    <style:style style:name="P45"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227fb" officeooo:paragraph-rsid="002227fb" style:font-weight-asian="normal" style:font-weight-complex="normal"/>
    </style:style>
    <style:style style:name="P4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227fb" officeooo:paragraph-rsid="002227fb" style:font-weight-asian="normal" style:font-weight-complex="normal"/>
    </style:style>
    <style:style style:name="P47"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3fef0" officeooo:paragraph-rsid="0023fef0" style:font-weight-asian="normal" style:font-weight-complex="normal"/>
    </style:style>
    <style:style style:name="P4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1085be" officeooo:paragraph-rsid="0025152d" style:font-weight-asian="normal" style:font-weight-complex="normal"/>
    </style:style>
    <style:style style:name="P4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ee71c" officeooo:paragraph-rsid="002ee71c" style:font-weight-asian="normal" style:font-weight-complex="normal"/>
    </style:style>
    <style:style style:name="P50" style:family="paragraph" style:parent-style-name="Text_20_body" style:list-style-name="L17">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2ee71c" officeooo:paragraph-rsid="002ee71c" style:font-weight-asian="normal" style:font-weight-complex="normal"/>
    </style:style>
    <style:style style:name="P51"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34a0c1" officeooo:paragraph-rsid="0034a0c1" style:font-weight-asian="normal" style:font-weight-complex="normal"/>
    </style:style>
    <style:style style:name="P52"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365e2c" officeooo:paragraph-rsid="00365e2c" style:font-weight-asian="normal" style:font-weight-complex="normal"/>
    </style:style>
    <style:style style:name="P53"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3838bd" officeooo:paragraph-rsid="0038ea7d" style:font-weight-asian="normal" style:font-weight-complex="normal"/>
    </style:style>
    <style:style style:name="P54"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3c3ae2" officeooo:paragraph-rsid="003c3ae2" style:font-weight-asian="normal" style:font-weight-complex="normal"/>
    </style:style>
    <style:style style:name="P55"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0.5pt" fo:letter-spacing="normal" fo:font-style="normal" fo:font-weight="normal" officeooo:rsid="003dfed6" officeooo:paragraph-rsid="003dfed6" style:font-weight-asian="normal" style:font-weight-complex="normal"/>
    </style:style>
    <style:style style:name="P56" style:family="paragraph" style:parent-style-name="Text_20_body" style:list-style-name="L8">
      <style:paragraph-properties fo:margin-top="0cm" fo:margin-bottom="0.265cm" loext:contextual-spacing="false" fo:text-align="start" style:justify-single-word="false" fo:orphans="2" fo:widows="2" fo:padding="0cm" fo:border="none"/>
      <style:text-properties fo:color="#000000" officeooo:paragraph-rsid="001ba6b7"/>
    </style:style>
    <style:style style:name="P57" style:family="paragraph" style:parent-style-name="Text_20_body" style:list-style-name="L6">
      <style:paragraph-properties fo:margin-top="0cm" fo:margin-bottom="0.265cm" loext:contextual-spacing="false" fo:text-align="start" style:justify-single-word="false" fo:orphans="2" fo:widows="2" fo:padding="0cm" fo:border="none"/>
      <style:text-properties fo:color="#000000" officeooo:paragraph-rsid="001ba6b7"/>
    </style:style>
    <style:style style:name="P58" style:family="paragraph" style:parent-style-name="Text_20_body">
      <style:paragraph-properties fo:margin-top="0cm" fo:margin-bottom="0.265cm" loext:contextual-spacing="false" fo:line-height="100%" fo:text-align="start" style:justify-single-word="false" fo:orphans="2" fo:widows="2" fo:padding="0cm" fo:border="none"/>
      <style:text-properties fo:color="#000000" officeooo:paragraph-rsid="0025152d"/>
    </style:style>
    <style:style style:name="P59" style:family="paragraph" style:parent-style-name="Table_20_Contents">
      <style:text-properties officeooo:rsid="003ef001" officeooo:paragraph-rsid="003ef001"/>
    </style:style>
    <style:style style:name="T1" style:family="text">
      <style:text-properties officeooo:rsid="0018b82e"/>
    </style:style>
    <style:style style:name="T2" style:family="text">
      <style:text-properties officeooo:rsid="001a2213"/>
    </style:style>
    <style:style style:name="T3" style:family="text">
      <style:text-properties style:text-underline-style="none" fo:font-weight="bold" style:font-weight-asian="bold" style:font-weight-complex="bold"/>
    </style:style>
    <style:style style:name="T4" style:family="text">
      <style:text-properties officeooo:rsid="001a4b4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b82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282b41" style:font-weight-asian="bold" style:font-weight-complex="bold"/>
    </style:style>
    <style:style style:name="T9" style:family="text">
      <style:text-properties style:text-underline-style="solid" style:text-underline-width="auto" style:text-underline-color="font-color" officeooo:rsid="0025152d"/>
    </style:style>
    <style:style style:name="T10" style:family="text">
      <style:text-properties style:text-underline-style="solid" style:text-underline-width="auto" style:text-underline-color="font-color" officeooo:rsid="002798ec"/>
    </style:style>
    <style:style style:name="T11" style:family="text">
      <style:text-properties style:text-underline-style="solid" style:text-underline-width="auto" style:text-underline-color="font-color" officeooo:rsid="00282b41"/>
    </style:style>
    <style:style style:name="T12" style:family="text">
      <style:text-properties officeooo:rsid="001ba6b7"/>
    </style:style>
    <style:style style:name="T13" style:family="text">
      <style:text-properties fo:font-variant="normal" fo:text-transform="none" style:font-name="Source Sans Pro" fo:font-size="10.5pt" fo:letter-spacing="normal" fo:font-style="normal" style:text-underline-style="solid" style:text-underline-width="auto" style:text-underline-color="font-color" fo:font-weight="normal" officeooo:rsid="0017264e" style:font-weight-asian="normal" style:font-weight-complex="normal"/>
    </style:style>
    <style:style style:name="T14" style:family="text">
      <style:text-properties fo:font-variant="normal" fo:text-transform="none" style:font-name="Source Sans Pro" fo:font-size="10.5pt" fo:letter-spacing="normal" fo:font-style="normal" style:text-underline-style="solid" style:text-underline-width="auto" style:text-underline-color="font-color" fo:font-weight="bold" officeooo:rsid="0025152d" style:font-weight-asian="bold" style:font-weight-complex="bold"/>
    </style:style>
    <style:style style:name="T15" style:family="text">
      <style:text-properties fo:font-variant="normal" fo:text-transform="none" style:font-name="Source Sans Pro" fo:font-size="10.5pt" fo:letter-spacing="normal" fo:font-style="normal" fo:font-weight="normal" style:font-weight-asian="normal" style:font-weight-complex="normal"/>
    </style:style>
    <style:style style:name="T16" style:family="text">
      <style:text-properties fo:font-variant="normal" fo:text-transform="none" style:font-name="Source Sans Pro" fo:font-size="10.5pt" fo:letter-spacing="normal" fo:font-style="normal" fo:font-weight="normal" officeooo:rsid="001a4b41" style:font-weight-asian="normal" style:font-weight-complex="normal"/>
    </style:style>
    <style:style style:name="T17" style:family="text">
      <style:text-properties fo:font-variant="normal" fo:text-transform="none" style:font-name="Source Sans Pro" fo:font-size="10.5pt" fo:letter-spacing="normal" fo:font-style="normal" fo:font-weight="normal" officeooo:rsid="0025152d" style:font-weight-asian="normal" style:font-weight-complex="normal"/>
    </style:style>
    <style:style style:name="T18" style:family="text">
      <style:text-properties officeooo:rsid="0021f9d7"/>
    </style:style>
    <style:style style:name="T19" style:family="text">
      <style:text-properties officeooo:rsid="0025152d"/>
    </style:style>
    <style:style style:name="T20" style:family="text">
      <style:text-properties fo:font-weight="bold" style:font-weight-asian="bold" style:font-weight-complex="bold"/>
    </style:style>
    <style:style style:name="T21" style:family="text">
      <style:text-properties officeooo:rsid="000f131c"/>
    </style:style>
    <style:style style:name="T22" style:family="text">
      <style:text-properties officeooo:rsid="0026c81f"/>
    </style:style>
    <style:style style:name="T23" style:family="text">
      <style:text-properties fo:font-weight="normal" style:font-weight-asian="normal" style:font-weight-complex="normal"/>
    </style:style>
    <style:style style:name="T24" style:family="text">
      <style:text-properties fo:font-weight="normal" officeooo:rsid="0026c81f" style:font-weight-asian="normal" style:font-weight-complex="normal"/>
    </style:style>
    <style:style style:name="T25" style:family="text">
      <style:text-properties fo:font-weight="normal" officeooo:rsid="002b6dde" style:font-weight-asian="normal" style:font-weight-complex="normal"/>
    </style:style>
    <style:style style:name="T26" style:family="text">
      <style:text-properties officeooo:rsid="0026d3ef"/>
    </style:style>
    <style:style style:name="T27" style:family="text">
      <style:text-properties officeooo:rsid="002798ec"/>
    </style:style>
    <style:style style:name="T28" style:family="text">
      <style:text-properties officeooo:rsid="00297914"/>
    </style:style>
    <style:style style:name="T29" style:family="text">
      <style:text-properties officeooo:rsid="002b6dde"/>
    </style:style>
    <style:style style:name="T30" style:family="text">
      <style:text-properties fo:color="#000000" officeooo:rsid="001085be"/>
    </style:style>
    <style:style style:name="T31" style:family="text">
      <style:text-properties fo:color="#000000" officeooo:rsid="002bd734"/>
    </style:style>
    <style:style style:name="T32" style:family="text">
      <style:text-properties officeooo:rsid="003615e9"/>
    </style:style>
    <style:style style:name="T33" style:family="text">
      <style:text-properties officeooo:rsid="003838bd"/>
    </style:style>
    <style:style style:name="T34" style:family="text">
      <style:text-properties officeooo:rsid="0038ea7d"/>
    </style:style>
    <style:style style:name="T35" style:family="text">
      <style:text-properties officeooo:rsid="003eb07b"/>
    </style:style>
    <style:style style:name="T36" style:family="text">
      <style:text-properties officeooo:rsid="003ef00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Mobile Application Testing- Day 1</text:p>
      <text:p text:style-name="P2"/>
      <text:p text:style-name="P3"><text:span text:style-name="T5">Exercise</text:span></text:p>
      <text:p text:style-name="P3"><text:span text:style-name="T5"/></text:p>
      <text:list xml:id="list1460799837" text:style-name="L1">
        <text:list-item>
          <text:p text:style-name="P20"><text:s/>What are the popular Mobile operating systems?</text:p>
        </text:list-item>
      </text:list>
      <text:p text:style-name="P21"><text:tab/><text:span text:style-name="T12">Ans. </text:span></text:p>
      <text:list xml:id="list1066049998" text:style-name="L8">
        <text:list-item>
          <text:p text:style-name="P56"><text:span text:style-name="T13">Android OS(Google Inc.)</text:span></text:p>
        </text:list-item>
      </text:list>
      <text:list xml:id="list225548765789429" text:continue-list="list1460799837" text:style-name="L1">
        <text:list-header>
          <text:p text:style-name="P33"><text:span text:style-name="T1">Android</text:span> mobile operating system <text:span text:style-name="T1">is Google’s open and free stack that includes an OS, middleware and also key applications for use on mobile devices, including smartphones. </text:span></text:p>
        </text:list-header>
      </text:list>
      <text:list xml:id="list2956111705" text:style-name="L5">
        <text:list-item>
          <text:p text:style-name="P34"><text:span text:style-name="T6">iPhone OS/iOS (Apple)</text:span></text:p>
        </text:list-item>
      </text:list>
      <text:list xml:id="list225547386372676" text:continue-list="list225548765789429" text:style-name="L1">
        <text:list-header>
          <text:p text:style-name="P35">Apple iPhone OS was originally developed <text:span text:style-name="T2">for use on its iPhone devices. The mobile Operating System is referred to as iOS and is supported on a number of Apple devices including the iPhone, iPad, iPad2 and iPod.</text:span></text:p>
          <text:p text:style-name="P36">The iOS mobile OS is only available on Apple’s own manufacturing devices.</text:p>
        </text:list-header>
      </text:list>
      <text:list xml:id="list3136226909" text:style-name="L6">
        <text:list-item>
          <text:p text:style-name="P37"><text:span text:style-name="T4">BlackBerry OS</text:span></text:p>
        </text:list-item>
        <text:list-item>
          <text:p text:style-name="P37"><text:span text:style-name="T4">Windows Mobile (Windows Phone)</text:span></text:p>
        </text:list-item>
        <text:list-item>
          <text:p text:style-name="P57"><text:span text:style-name="T16">Symbian OS (Nokia)</text:span></text:p>
          <text:p text:style-name="P57"><text:span text:style-name="T16"/></text:p>
        </text:list-item>
      </text:list>
      <text:list xml:id="list225547572009761" text:continue-list="list225547386372676" text:style-name="L1">
        <text:list-item>
          <text:p text:style-name="P20"><text:span text:style-name="T4"><text:s/></text:span>Five key challenges in mobile application testing?</text:p>
          <text:p text:style-name="P22">Ans. </text:p>
          <text:p text:style-name="P38">The major challenges in mobile application testing are:</text:p>
          <text:p text:style-name="P38">-- Screen sizes: With every new mobile devices launches, a new screen size is in the market, testing all the updated screen size in the market is a big challenge.</text:p>
          <text:p text:style-name="P38">-- Different OS versions: iOS and Android Operating System are known to be getting upgraded quickly to the newest versions, so the app developers need to support the new and the old OS versions and testers need to test those.</text:p>
          <text:p text:style-name="P38">-- Connection types: There are several standards for mobile data connections as well as for WiFi.Sometimes there might be no connection available at all if in case the device is in flight mode, when the users move around the connection type might change, all those things must be kept in mind.</text:p>
          <text:p text:style-name="P38">-- Version: It includes Multiple Versions to be tested, Backward compatibility, Specific UI, Usability.</text:p>
          <text:p text:style-name="P38">-- Security: It includes Information Security, Code Security, and following the strict security guidelines.</text:p>
          <text:p text:style-name="P38">-- Device configuration is also the biggest challenge which includes Harware specifications, Layout, Resolutions, and the Performance of the mobile application under different condition.</text:p>
        </text:list-item>
      </text:list>
      <text:p text:style-name="P39"/>
      <text:p text:style-name="P39"><text:soft-page-break/></text:p>
      <text:list xml:id="list225547371367290" text:continue-numbering="true" text:style-name="L1">
        <text:list-item>
          <text:p text:style-name="P20"><text:span text:style-name="T4"><text:s/></text:span>Two categories of Mobile Testing and the difference between them?</text:p>
          <text:p text:style-name="P23">Ans.</text:p>
          <text:p text:style-name="P40">The two categories of mobile testing are:</text:p>
          <text:p text:style-name="P24">1. iOS mobile Application testing</text:p>
        </text:list-item>
      </text:list>
      <text:list xml:id="list1683899802" text:style-name="L9">
        <text:list-item>
          <text:p text:style-name="P41">iOS apps can be downloaded from the applies’s digital platform i.ie App Store only.</text:p>
        </text:list-item>
        <text:list-item>
          <text:p text:style-name="P41">As there are very less number of iOS devices, the testing process will take very less time.</text:p>
        </text:list-item>
        <text:list-item>
          <text:p text:style-name="P41">IOS is a closed- source operating system and uses the XNU kernal</text:p>
        </text:list-item>
        <text:list-item>
          <text:p text:style-name="P41">There are only a few number of devices with resolutions compared to Android devices.</text:p>
        </text:list-item>
        <text:list-item>
          <text:p text:style-name="P42">Updates can be installed on all the iOS devices at once as there is only one manufacturer.</text:p>
        </text:list-item>
      </text:list>
      <text:list xml:id="list225548390669967" text:continue-list="list225547371367290" text:style-name="L1">
        <text:list-header>
          <text:p text:style-name="P23">2. Android mobile Application testing</text:p>
        </text:list-header>
      </text:list>
      <text:list xml:id="list3402083253" text:style-name="L10">
        <text:list-item>
          <text:p text:style-name="P44">Android apps are downloaded from Google Play store.</text:p>
        </text:list-item>
        <text:list-item>
          <text:p text:style-name="P44">There are large varieties of Android devices available. Hence the testing process takes long time.</text:p>
        </text:list-item>
        <text:list-item>
          <text:p text:style-name="P44"><text:s/><text:span text:style-name="T18">Android devices are available from various manufacturers that have different design and functionalities.</text:span></text:p>
        </text:list-item>
        <text:list-item>
          <text:p text:style-name="P43">Android is Google’s open-source Operating System.</text:p>
        </text:list-item>
        <text:list-item>
          <text:p text:style-name="P43">Updatesfor android devices takes long time to be available depending on various devices and their manufacturers.</text:p>
        </text:list-item>
      </text:list>
      <text:list xml:id="list225548031728207" text:continue-list="list225548390669967" text:style-name="L1">
        <text:list-header>
          <text:p text:style-name="P40"/>
        </text:list-header>
        <text:list-item>
          <text:p text:style-name="P20"><text:s/>What are the extensions for the Android and iOS executable files?</text:p>
          <text:p text:style-name="P25">Ans. </text:p>
          <text:p text:style-name="P25">For Android devices: .apk</text:p>
          <text:p text:style-name="P45">On Android devices, executable files usually contain the .apk extension.</text:p>
          <text:p text:style-name="P47">Android Application package is the package file format used by the Google’s Android OS for distribution and installation of Mobile Apps and middleware. They are a type of archive file.</text:p>
          <text:p text:style-name="P25">For iOS devices: .ipa</text:p>
          <text:p text:style-name="P45">On iOS devices, the default extension for executable files is .ipa.</text:p>
          <text:p text:style-name="P45">Each .ipa file includea a binary for the ARM architecture and can only be installed on an iOS device. It is commonly called “iPhone Application Archive”.</text:p>
        </text:list-item>
      </text:list>
      <text:p text:style-name="P46"/>
      <text:p text:style-name="P46"/>
      <text:p text:style-name="P46"/>
      <text:p text:style-name="P46"><text:soft-page-break/></text:p>
      <text:list xml:id="list225548481069636" text:continue-numbering="true" text:style-name="L1">
        <text:list-item>
          <text:p text:style-name="P20">What are the Pros and Cons of Hybrid, Native and Web app?</text:p>
        </text:list-item>
      </text:list>
      <text:p text:style-name="P19"><text:tab/><text:span text:style-name="T19">Ans.</text:span></text:p>
      <text:p text:style-name="P58"><text:span text:style-name="T15"><text:tab/></text:span><text:span text:style-name="T14">Web App: </text:span><text:span text:style-name="T17">They </text:span><text:span text:style-name="T21">are not real apps, they are websites that open on a web browser.</text:span></text:p>
      <text:p text:style-name="P6"><text:tab/><text:span text:style-name="T9">Pros:</text:span></text:p>
      <text:list xml:id="list1954831715" text:style-name="L11">
        <text:list-item>
          <text:p text:style-name="P10"><text:span text:style-name="T22">N</text:span>o installation is req<text:span text:style-name="T19">uired</text:span></text:p>
        </text:list-item>
        <text:list-item>
          <text:p text:style-name="P10"><text:span text:style-name="T26">E</text:span>asy access</text:p>
        </text:list-item>
        <text:list-item>
          <text:p text:style-name="P10"><text:span text:style-name="T26">E</text:span>asy development</text:p>
        </text:list-item>
      </text:list>
      <text:p text:style-name="P5"><text:tab/><text:span text:style-name="T9">Cons:</text:span><text:span text:style-name="T5"> </text:span></text:p>
      <text:list xml:id="list498335426" text:style-name="L12">
        <text:list-item>
          <text:p text:style-name="P11"><text:span text:style-name="T27">A</text:span>ccess to file systems and local resources isn’t available.</text:p>
        </text:list-item>
        <text:list-item>
          <text:p text:style-name="P11"><text:span text:style-name="T27">D</text:span>oesn’<text:span text:style-name="T27">t</text:span> support offline capabilities.</text:p>
        </text:list-item>
        <text:list-item>
          <text:p text:style-name="P11"><text:span text:style-name="T27">N</text:span>o app icons, they <text:span text:style-name="T27">are required</text:span> to be opened in a web browser only.</text:p>
        </text:list-item>
      </text:list>
      <text:p text:style-name="P9"/>
      <text:p text:style-name="P17"><text:span text:style-name="T20"><text:tab/></text:span><text:span text:style-name="T7">Native apps:</text:span><text:span text:style-name="T3"> <text:s/></text:span><text:span text:style-name="T24">They are </text:span>developed specifically for one platform <text:span text:style-name="T22">and </text:span>can be installed through <text:tab/>an app store.</text:p>
      <text:p text:style-name="P18"><text:tab/><text:span text:style-name="T10">P</text:span><text:span text:style-name="T5">ros: </text:span></text:p>
      <text:list xml:id="list2698466315" text:style-name="L13">
        <text:list-item>
          <text:p text:style-name="P13"><text:span text:style-name="T28">They </text:span>live on the device <text:span text:style-name="T28">itself.</text:span></text:p>
        </text:list-item>
        <text:list-item>
          <text:p text:style-name="P13"><text:span text:style-name="T28">It c</text:span>an use all the device features.</text:p>
        </text:list-item>
        <text:list-item>
          <text:p text:style-name="P13"><text:span text:style-name="T28">It </text:span>can <text:span text:style-name="T28">access </text:span>device notifications</text:p>
        </text:list-item>
        <text:list-item>
          <text:p text:style-name="P13"><text:span text:style-name="T28">R</text:span>edistribution is easy, as it is available on the app store</text:p>
        </text:list-item>
        <text:list-item>
          <text:p text:style-name="P13"><text:span text:style-name="T28">U</text:span>ser friendly</text:p>
        </text:list-item>
      </text:list>
      <text:p text:style-name="P7"><text:tab/><text:span text:style-name="T11">C</text:span><text:span text:style-name="T5">ons:</text:span></text:p>
      <text:list xml:id="list1631739511" text:style-name="L14">
        <text:list-item>
          <text:p text:style-name="P14">building cost is high</text:p>
          <text:p text:style-name="P14"><text:tab/></text:p>
        </text:list-item>
      </text:list>
      <text:p text:style-name="P17"><text:span text:style-name="T20"><text:tab/></text:span><text:span text:style-name="T8">H</text:span><text:span text:style-name="T7">ybrid app:</text:span><text:span text:style-name="T20"> </text:span><text:span text:style-name="T25">They are a </text:span>bit cheaper, <text:span text:style-name="T29">and a </text:span>mixture of web app<text:span text:style-name="T29">s</text:span> and native app<text:span text:style-name="T29">s.</text:span></text:p>
      <text:p text:style-name="P17"><text:tab/><text:span text:style-name="T8">P</text:span><text:span text:style-name="T7">ros: </text:span></text:p>
      <text:list xml:id="list2210901188" text:style-name="L15">
        <text:list-item>
          <text:p text:style-name="P15"><text:span text:style-name="T29">They c</text:span>an take advantage of device features.</text:p>
        </text:list-item>
        <text:list-item>
          <text:p text:style-name="P15"><text:span text:style-name="T29">C</text:span>an be <text:span text:style-name="T29">installed from</text:span> the app store</text:p>
        </text:list-item>
        <text:list-item>
          <text:p text:style-name="P15"><text:span text:style-name="T29">It </text:span>has browser embedded with the app only</text:p>
        </text:list-item>
      </text:list>
      <text:p text:style-name="P12"><text:tab/><text:span text:style-name="T8">C</text:span><text:span text:style-name="T7">ons:</text:span></text:p>
      <text:list xml:id="list3137971789" text:style-name="L16">
        <text:list-item>
          <text:p text:style-name="P16"><text:span text:style-name="T31">They </text:span><text:span text:style-name="T30">are slower than native apps</text:span></text:p>
        </text:list-item>
      </text:list>
      <text:p text:style-name="P48"/>
      <text:list xml:id="list225548744116496" text:continue-list="list225548481069636" text:style-name="L1">
        <text:list-item>
          <text:p text:style-name="P20">List down the types of testing we perform for mobile apps?</text:p>
          <text:p text:style-name="P26">Ans. </text:p>
          <text:p text:style-name="P26">The different types of testing <text:s/>performed for mobile apps are:</text:p>
        </text:list-item>
      </text:list>
      <text:list xml:id="list834919857" text:style-name="L17">
        <text:list-item>
          <text:p text:style-name="P50">Functional Testing</text:p>
        </text:list-item>
        <text:list-item>
          <text:p text:style-name="P50">Compatibility Testing</text:p>
        </text:list-item>
        <text:list-item>
          <text:p text:style-name="P50">Localization Testing</text:p>
        </text:list-item>
        <text:list-item>
          <text:p text:style-name="P50">Performance Testing</text:p>
        </text:list-item>
        <text:list-item>
          <text:p text:style-name="P50">Security Testing</text:p>
        </text:list-item>
        <text:list-item>
          <text:p text:style-name="P50">Power Consumption Testing</text:p>
        </text:list-item>
        <text:list-item>
          <text:p text:style-name="P50">Interrupt Testing</text:p>
        </text:list-item>
        <text:list-item>
          <text:p text:style-name="P50"><text:soft-page-break/>Usability Testing</text:p>
        </text:list-item>
        <text:list-item>
          <text:p text:style-name="P50">Installation Testing</text:p>
        </text:list-item>
        <text:list-item>
          <text:p text:style-name="P50">Uninstallation Testing</text:p>
        </text:list-item>
        <text:list-item>
          <text:p text:style-name="P50">Certification Testing</text:p>
        </text:list-item>
        <text:list-item>
          <text:p text:style-name="P50">Mobile UI Testing <text:tab/></text:p>
        </text:list-item>
      </text:list>
      <text:p text:style-name="P49"><text:tab/><text:tab/>-- Screen Orientation </text:p>
      <text:p text:style-name="P49"><text:tab/><text:tab/>-- Resolution</text:p>
      <text:p text:style-name="P49"><text:tab/><text:tab/>-- Gestures (Multi Touch, Single Touch, Long Touch, Short Touch, Swipe, etc)</text:p>
      <text:p text:style-name="P49"><text:tab/><text:tab/>-- Soft and Hard Keys.</text:p>
      <text:list xml:id="list225548104534539" text:continue-list="list225548744116496" text:style-name="L1">
        <text:list-item>
          <text:p text:style-name="P20">What is the best way to test different screen sizes of the devices?</text:p>
          <text:p text:style-name="P27">Ans.</text:p>
          <text:p text:style-name="P51">Mobile Testing can be hard to do because of unavailabilty of all devices, so we test mobile application on mobile emulator or mobile simulator.</text:p>
          <text:p text:style-name="P51">It has a multi screen test tool, where the website will be loaded in 102<text:span text:style-name="T32">4X600 resoltion, but we can choose any mobile devices, tablet, television or any popular desktop resolution.</text:span></text:p>
        </text:list-item>
        <text:list-item>
          <text:p text:style-name="P20">What is meant by Responsive testing in Mobile sites?</text:p>
          <text:p text:style-name="P28">Ans. </text:p>
          <text:p text:style-name="P52">Responsiveness targets for sites t<text:span text:style-name="T33">o</text:span> react to their devices, resolution and be able to render and adapt correctly. Mobile Responsiveness is an approach followed to give the users a decent viewing experience on whatever device they are viewing.</text:p>
          <text:p text:style-name="P52"/>
        </text:list-item>
        <text:list-item>
          <text:p text:style-name="P20">What do you understand by usability? Why it is more important to be taken care of? Give 3 points of usability from real-time apps you have in your phones.</text:p>
          <text:p text:style-name="P29">Ans. Usability: <text:span text:style-name="T23">It measures how easy to use and user friendly a software system is. It mainly focuses on the user’s ease to use the application, flexibility in handling controls and the ability of the system to meet its objectives.It is also known as User Experience.</text:span></text:p>
          <text:p text:style-name="P29"><text:span text:style-name="T23">Aesthetics and designs are important. How well the product looks usually determines how well it works.It determines whether an applicatin is useful, accessible, desirable, usable and findable.</text:span></text:p>
          <text:p text:style-name="P30">3 points of usability:</text:p>
          <text:p text:style-name="P53">-- <text:span text:style-name="T34">Minimum number of clicks to perform a particular task in an application, for example in instagram, in just one click we can read the received messages.</text:span></text:p>
          <text:p text:style-name="P53">-- <text:span text:style-name="T34">level of skill required to learn/ use the application, example Gmail application does not require must of the expertise if we have the basic knowledge of Gmail features.</text:span></text:p>
          <text:p text:style-name="P53"><text:soft-page-break/>-- <text:span text:style-name="T34">Uber Cabs App has so many features are very easy to learn and use, we can book a cab, review the ride, contact the driver, contact customer service.</text:span></text:p>
        </text:list-item>
        <text:list-item>
          <text:p text:style-name="P20">Should the user(QA) use their own devices or provided devices to perform usability testing? Give the reasons if you strongly feel <text:s/>“Yes" or "No”, or if you feel we can go with both ways together.</text:p>
          <text:p text:style-name="P31">Ans.</text:p>
          <text:p text:style-name="P54">Yes the user can go with both ways together i.e., the user can use their own devices and provided devices to perform usability testing. It is because if the user is using their own devices, it eliminates issues associated with an unfamiliar device or operating system. It encourages user to use the device as normally as possible. Since, the user have just its own single device, she/he can make use of the provided devices to perform usability testing and test the application on multiple devices.</text:p>
          <text:p text:style-name="P54"/>
        </text:list-item>
        <text:list-item>
          <text:p text:style-name="P20">What do you mean by Soft Keys and Hard Keys in mobile?</text:p>
          <text:p text:style-name="P32">Ans.</text:p>
          <text:p text:style-name="P55">A soft key is a key on a device which can have context- sensitive or user programmable functions, but generally it just means it has more than one function.</text:p>
          <text:p text:style-name="P55">Unlike letters on the keyboard and number keys on mobiles which cannot be reprogrammed and are therefore considered as hard-keys. </text:p>
          <text:p text:style-name="P55">Soft keys can change function.<text:span text:style-name="T35">The onscreen navigation buttons (</text:span>Back and Menu keys<text:span text:style-name="T35">)</text:span> are soft keys.</text:p>
          <text:p text:style-name="P55">Hard keys include volume keys, power key.</text:p>
        </text:list-item>
        <text:list-item>
          <text:p text:style-name="P20">Difference between Mobile application testing and web application testing?</text:p>
        </text:list-item>
      </text:list>
      <text:p text:style-name="P4"><text:tab/></text:p>
      <table:table table:name="Table1" table:style-name="Table1">
        <table:table-column table:style-name="Table1.A"/>
        <table:table-column table:style-name="Table1.B"/>
        <table:table-row>
          <table:table-cell table:style-name="Table1.A1" office:value-type="string">
            <text:p text:style-name="P8"><text:span text:style-name="T36">Web Application Testing</text:span></text:p>
          </table:table-cell>
          <table:table-cell table:style-name="Table1.B1" office:value-type="string">
            <text:p text:style-name="P8"><text:span text:style-name="T36">Mobile Application Testing</text:span></text:p>
          </table:table-cell>
        </table:table-row>
        <table:table-row>
          <table:table-cell table:style-name="Table1.A2" office:value-type="string">
            <text:p text:style-name="P59">1. Are tested on browsers such as Chrome, Firefox, Internet Explorer.</text:p>
          </table:table-cell>
          <table:table-cell table:style-name="Table1.B2" office:value-type="string">
            <text:p text:style-name="P59">1. It is done on different platforms and devices such as iOS, Android (phones, tablets) on different versions.</text:p>
          </table:table-cell>
        </table:table-row>
        <table:table-row>
          <table:table-cell table:style-name="Table1.A2" office:value-type="string">
            <text:p text:style-name="P59">2. It can be performed on all the browsers of Windows and Mac.</text:p>
          </table:table-cell>
          <table:table-cell table:style-name="Table1.B2" office:value-type="string">
            <text:p text:style-name="P59">2. It is not possible to perform mobile testing on every mobile device as there are many devices available in the market.</text:p>
          </table:table-cell>
        </table:table-row>
        <table:table-row>
          <table:table-cell table:style-name="Table1.A2" office:value-type="string">
            <text:p text:style-name="P59">3. It rely only on the browsers.</text:p>
          </table:table-cell>
          <table:table-cell table:style-name="Table1.B2" office:value-type="string">
            <text:p text:style-name="P59">3. The tester needs to rely on emulators, simulators and also on the real devices which makes it more expensive.</text:p>
          </table:table-cell>
        </table:table-row>
        <table:table-row>
          <table:table-cell table:style-name="Table1.A2" office:value-type="string">
            <text:p text:style-name="P59">4. Web Applications don’t work on the devices if the internet connection is lost.</text:p>
          </table:table-cell>
          <table:table-cell table:style-name="Table1.B2" office:value-type="string">
            <text:p text:style-name="P59">4. Mobile Applications have offline functionality feature.</text:p>
          </table:table-cell>
        </table:table-row>
        <table:table-row>
          <table:table-cell table:style-name="Table1.A2" office:value-type="string">
            <text:p text:style-name="P59">5. RAM Storage does not matter as the user has to run the application on the browser.</text:p>
          </table:table-cell>
          <table:table-cell table:style-name="Table1.B2" office:value-type="string">
            <text:p text:style-name="P59">5. Mobile applications needs to be tested on the mobile devices with all the storage capaacitiees. So, it is important to understand how much space has been utilized by the applicatio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Source Sans Pro1"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23:31:28.878131639</meta:creation-date>
    <dc:date>2020-04-18T22:55:46.799654032</dc:date>
    <meta:editing-duration>PT1H47M</meta:editing-duration>
    <meta:editing-cycles>39</meta:editing-cycles>
    <meta:generator>LibreOffice/6.0.7.3$Linux_X86_64 LibreOffice_project/00m0$Build-3</meta:generator>
    <meta:document-statistic meta:table-count="1" meta:image-count="0" meta:object-count="0" meta:page-count="5" meta:paragraph-count="129" meta:word-count="1530" meta:character-count="8967" meta:non-whitespace-character-count="7577"/>
  </office:meta>
</office:document-meta>
</file>